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24" officeooo:paragraph-rsid="000b2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QL&gt; create table borrower_t7(roll_no int,name varchar(20),date_of_i date,name_of_book varchar(20),status varchar(10));</text:p>
      <text:p text:style-name="P1"/>
      <text:p text:style-name="P1">Table created.</text:p>
      <text:p text:style-name="P1"/>
      <text:p text:style-name="P1">SQL&gt; create table fine_t7(roll_no int,date_of_r date,amt int);</text:p>
      <text:p text:style-name="P1"/>
      <text:p text:style-name="P1">Table created.</text:p>
      <text:p text:style-name="P1"/>
      <text:p text:style-name="P1"/>
      <text:p text:style-name="P1">SQL&gt; insert into borrower_t7 values(1,'harsh','12-06-2017','harry potter','i'); <text:s text:c="2"/></text:p>
      <text:p text:style-name="P1"/>
      <text:p text:style-name="P1">1 row created.</text:p>
      <text:p text:style-name="P1"/>
      <text:p text:style-name="P1">SQL&gt; insert into borrower_t7 values(2,'sandesh','15-06-2017','iceage','r'); <text:s text:c="4"/></text:p>
      <text:p text:style-name="P1"/>
      <text:p text:style-name="P1">1 row created.</text:p>
      <text:p text:style-name="P1"/>
      <text:p text:style-name="P1">SQL&gt; select * from borrower_t7;</text:p>
      <text:p text:style-name="P1"/>
      <text:p text:style-name="P1"><text:s text:c="3"/>ROLL_NO NAME <text:tab/><text:tab/>DATE_OF_ NAME_OF_BOOK<text:tab/> <text:s text:c="5"/>STATUS</text:p>
      <text:p text:style-name="P1">---------- -------------------- -------- -------------------- ----------</text:p>
      <text:p text:style-name="P1"><text:tab/> 1 harsh<text:tab/><text:tab/>12-06-17 harry potter<text:tab/> <text:s text:c="5"/>i</text:p>
      <text:p text:style-name="P1"><text:tab/> 2 sandesh<text:tab/><text:tab/>15-06-17 iceage <text:tab/> <text:s text:c="5"/>r</text:p>
      <text:p text:style-name="P1"/>
      <text:p text:style-name="P1">SQL&gt; insert into borrower_t7 values(3,'Rahul','25-07-2017','pokemon','i');</text:p>
      <text:p text:style-name="P1"/>
      <text:p text:style-name="P1">1 row created.</text:p>
      <text:p text:style-name="P1"/>
      <text:p text:style-name="P1">SQL&gt; insert into borrower_t7 values(4,'sarvesh','20-04-2017','duel','r');</text:p>
      <text:p text:style-name="P1"/>
      <text:p text:style-name="P1">1 row created.</text:p>
      <text:p text:style-name="P1"/>
      <text:p text:style-name="P1">SQL&gt; insert into borrower_t7 values(5,'ishwari','22-05-2017','hindikatha','i');</text:p>
      <text:p text:style-name="P1"/>
      <text:p text:style-name="P1">1 row created.</text:p>
      <text:p text:style-name="P1"/>
      <text:p text:style-name="P1">SQL&gt; select * from borrower_t7;</text:p>
      <text:p text:style-name="P1"/>
      <text:p text:style-name="P1"><text:s text:c="3"/>ROLL_NO NAME <text:tab/><text:tab/>DATE_OF_ NAME_OF_BOOK<text:tab/> <text:s text:c="5"/>STATUS</text:p>
      <text:p text:style-name="P1">---------- -------------------- -------- -------------------- ----------</text:p>
      <text:p text:style-name="P1"><text:tab/> 1 harsh<text:tab/><text:tab/>12-06-17 harry potter<text:tab/> <text:s text:c="5"/>i</text:p>
      <text:p text:style-name="P1"><text:tab/> 2 sandesh<text:tab/><text:tab/>15-06-17 iceage <text:tab/> <text:s text:c="5"/>r</text:p>
      <text:p text:style-name="P1"><text:tab/> 3 Rahul<text:tab/><text:tab/>25-07-17 pokemon<text:tab/> <text:s text:c="5"/>i</text:p>
      <text:p text:style-name="P1"><text:tab/> 4 sarvesh<text:tab/><text:tab/>20-04-17 duel<text:tab/><text:tab/> <text:s text:c="5"/>r</text:p>
      <text:p text:style-name="P1"><text:tab/> 5 ishwari<text:tab/><text:tab/>22-05-17 hindikatha<text:tab/> <text:s text:c="5"/>i</text:p>
      <text:p text:style-name="P1"/>
      <text:p text:style-name="P1"/>
      <text:p text:style-name="P1">declare</text:p>
      <text:p text:style-name="P1">roll int:=&amp;roll_number;</text:p>
      <text:p text:style-name="P1"><text:soft-page-break/>b_name varchar(20):='&amp;bookname';</text:p>
      <text:p text:style-name="P1">mdays int:=0;</text:p>
      <text:p text:style-name="P1">ndays date;</text:p>
      <text:p text:style-name="P1">fine_amt int:=0;</text:p>
      <text:p text:style-name="P1">begin</text:p>
      <text:p text:style-name="P1">select date_of_i into ndays from borrower_t7 where roll_no=roll and name_of_book=b_name;</text:p>
      <text:p text:style-name="P1">mdays:=sysdate-ndays;</text:p>
      <text:p text:style-name="P1">if mdays&gt;=15 and mdays&lt;30 then</text:p>
      <text:p text:style-name="P1">fine_amt:=(mdays-15)*5;</text:p>
      <text:p text:style-name="P1">elsif mdays&gt;=30 then</text:p>
      <text:p text:style-name="P1">fine_amt:=15*5+(mdays-30)*50;</text:p>
      <text:p text:style-name="P1">end if;</text:p>
      <text:p text:style-name="P1">update borrower_t7 set status='r' where roll_no=roll and name_of_book=b_name;</text:p>
      <text:p text:style-name="P1">if fine_amt&gt;0 then </text:p>
      <text:p text:style-name="P1">insert into fine_t7 values(roll,sysdate,fine_amt);</text:p>
      <text:p text:style-name="P1">end if;</text:p>
      <text:p text:style-name="P1">exception</text:p>
      <text:p text:style-name="P1">when no_data_found then</text:p>
      <text:p text:style-name="P1">dbms_output.put_line('No data found');</text:p>
      <text:p text:style-name="P1">when others then</text:p>
      <text:p text:style-name="P1">dbms_output.put_line('Exception occurred');</text:p>
      <text:p text:style-name="P1">end;</text:p>
      <text:p text:style-name="P1">/</text:p>
      <text:p text:style-name="P1"/>
      <text:p text:style-name="P1">select * from fine_t7;</text:p>
      <text:p text:style-name="P1"/>
      <text:p text:style-name="P1"><text:s text:c="3"/>ROLL_NO DATE_OF_<text:tab/> <text:s text:c="2"/>AMT</text:p>
      <text:p text:style-name="P1">---------- -------- ----------</text:p>
      <text:p text:style-name="P1"><text:tab/> 3 23-08-17<text:tab/> <text:s text:c="3"/>75</text:p>
      <text:p text:style-name="P1"/>
      <text:p text:style-name="P1">SQL&gt; select * from borrower_t7;</text:p>
      <text:p text:style-name="P1"/>
      <text:p text:style-name="P1"><text:s text:c="3"/>ROLL_NO NAME <text:tab/><text:tab/>DATE_OF_ NAME_OF_BOOK<text:tab/> <text:s text:c="5"/>STATUS</text:p>
      <text:p text:style-name="P1">---------- -------------------- -------- -------------------- ----------</text:p>
      <text:p text:style-name="P1"><text:tab/> 1 harsh<text:tab/><text:tab/>12-06-17 harry potter<text:tab/> <text:s text:c="5"/>i</text:p>
      <text:p text:style-name="P1"><text:tab/> 2 sandesh<text:tab/><text:tab/>15-06-17 iceage <text:tab/> <text:s text:c="5"/>r</text:p>
      <text:p text:style-name="P1"><text:tab/> 3 Rahul<text:tab/><text:tab/>25-07-17 pokemon<text:tab/> <text:s text:c="5"/>r</text:p>
      <text:p text:style-name="P1"><text:tab/> 4 sarvesh<text:tab/><text:tab/>20-04-17 duel<text:tab/><text:tab/> <text:s text:c="5"/>r</text:p>
      <text:p text:style-name="P1"><text:tab/> 5 ishwari<text:tab/><text:tab/>22-05-17 hindikatha<text:tab/> <text:s text:c="5"/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03:11.498147811</meta:creation-date>
    <dc:date>2017-09-25T19:03:55.396430846</dc:date>
    <meta:editing-duration>PT45S</meta:editing-duration>
    <meta:editing-cycles>1</meta:editing-cycles>
    <meta:document-statistic meta:table-count="0" meta:image-count="0" meta:object-count="0" meta:page-count="2" meta:paragraph-count="64" meta:word-count="248" meta:character-count="2292" meta:non-whitespace-character-count="1941"/>
    <meta:generator>LibreOffice/5.1.6.2$Linux_X86_64 LibreOffice_project/10m0$Build-2</meta:generator>
  </office:meta>
</office:document-meta>
</file>